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0000001A2E14A08095B12400E.png" manifest:media-type="image/png"/>
  <manifest:file-entry manifest:full-path="Pictures/100002010000053700000324F4285B0E37A91BBB.png" manifest:media-type="image/png"/>
  <manifest:file-entry manifest:full-path="Pictures/10000201000004AB000002E2B9CE5AA94EC77B3A.png" manifest:media-type="image/png"/>
  <manifest:file-entry manifest:full-path="Pictures/1000000000000421000000B8F7E6F4C1541AE82D.jpg" manifest:media-type="image/jpeg"/>
  <manifest:file-entry manifest:full-path="Pictures/1000000000000F0000000870306F9FEA5D311B3D.jpg" manifest:media-type="image/jpeg"/>
  <manifest:file-entry manifest:full-path="Pictures/1000020100000496000002D841DFF2027481D991.png" manifest:media-type="image/png"/>
  <manifest:file-entry manifest:full-path="Pictures/1000020100000496000002D8F5B66A72D75324A7.png" manifest:media-type="image/png"/>
  <manifest:file-entry manifest:full-path="Pictures/10000201000005370000032441EC41753EBED5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70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NanoPiでGitWeb</text:p>
          </draw:text-box>
        </draw:frame>
        <draw:frame presentation:style-name="pr2" draw:text-style-name="P1" draw:layer="layout" svg:width="13.6cm" svg:height="1.706cm" svg:x="11.4cm" svg:y="11.494cm" presentation:class="title" presentation:user-transformed="true">
          <draw:text-box>
            <text:p><text:span text:style-name="T1">TANAKA Hidemu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GitHubが売られてゆくよ（ドナドナ〜）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Hub買収を記念して自分でGitサーバを立ててみたい。</text:p>
              </text:list-item>
              <text:list-item>
                <text:p>とりあえずローカルに立てて実験できればOK。</text:p>
              </text:list-item>
              <text:list-item>
                <text:p>NanoPiというものがあるらしい。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サーバの組み立て！</text:p>
          </draw:text-box>
        </draw:frame>
        <draw:frame presentation:style-name="pr8" draw:layer="layout" svg:width="25.199cm" svg:height="12.179cm" svg:x="1.201cm" svg:y="3.421cm" presentation:class="outline" presentation:user-transformed="true">
          <draw:text-box>
            <text:list text:style-name="L2">
              <text:list-item>
                <text:p>NanoPi NEO2と、HDDと電源を結束バンドで縛って</text:p>
                <text:p>できあがり！　秋月でNASキット品切れだったし。</text:p>
              </text:list-item>
            </text:list>
          </draw:text-box>
        </draw:frame>
        <draw:frame draw:style-name="gr2" draw:text-style-name="P3" draw:layer="layout" svg:width="19.102cm" svg:height="10.744cm" svg:x="4.098cm" svg:y="7.256cm">
          <draw:image xlink:href="Pictures/1000000000000F0000000870306F9FEA5D311B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OSとか</text:p>
          </draw:text-box>
        </draw:frame>
        <draw:frame presentation:style-name="pr8" draw:layer="layout" svg:width="25.199cm" svg:height="11.979cm" svg:x="1.4cm" svg:y="4.4cm" presentation:class="outline" presentation:user-transformed="true">
          <draw:text-box>
            <text:list text:style-name="L2">
              <text:list-item>
                <text:p>OSは、DebianのNASのを入れました。</text:p>
                <text:p><text:span text:style-name="T2">nanopi-neo2_debian-nas-jessie_4.14.0_20171208.img.zip</text:span></text:p>
              </text:list-item>
              <text:list-item>
                <text:p>書き込みにWindowsが必要らしいので、Linuxでの</text:p>
                <text:p>書き込みを諦め、慣れないWindowsで作業。</text:p>
              </text:list-item>
              <text:list-item>
                <text:p>IPアドレスを適当に当たりをつけてSSHで入って</text:p>
                <text:p>rootパスワードを変更してから固定IP化しました。</text:p>
              </text:list-item>
              <text:list-item>
                <text:p>設定失敗したけどLinuxからMicroSDマウントして</text:p>
                <text:p>設定ファイル書き換えて直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Gitを入れるよ！</text:p>
          </draw:text-box>
        </draw:frame>
        <draw:frame presentation:style-name="pr8" draw:layer="layout" svg:width="25.199cm" svg:height="12.179cm" svg:x="1.4cm" svg:y="4cm" presentation:class="outline" presentation:user-transformed="true">
          <draw:text-box>
            <text:list text:style-name="L2">
              <text:list-item>
                <text:p>Nginx をPurgeした後、Apache2を入れてみた。</text:p>
              </text:list-item>
              <text:list-item>
                <text:p>GitとGitWebを入れてみた。</text:p>
                <text:p/>
              </text:list-item>
            </text:list>
          </draw:text-box>
        </draw:frame>
        <draw:frame draw:style-name="gr2" draw:text-style-name="P3" draw:layer="layout" svg:width="16.606cm" svg:height="10.297cm" svg:x="5cm" svg:y="7cm">
          <draw:image xlink:href="Pictures/1000020100000496000002D841DFF2027481D9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使い方ページを作るよ！</text:p>
          </draw:text-box>
        </draw:frame>
        <draw:frame presentation:style-name="pr8" draw:layer="layout" svg:width="25.199cm" svg:height="12.179cm" svg:x="1.2cm" svg:y="3.6cm" presentation:class="outline" presentation:user-transformed="true">
          <draw:text-box>
            <text:list text:style-name="L2">
              <text:list-item>
                <text:p>READMEを書いてコミットするだけ。</text:p>
              </text:list-item>
              <text:list-item>
                <text:p>コピーしやすいように、CSSいじって行番号を選択できなく</text:p>
                <text:p>したりした。</text:p>
              </text:list-item>
            </text:list>
          </draw:text-box>
        </draw:frame>
        <draw:frame draw:style-name="gr2" draw:text-style-name="P3" draw:layer="layout" svg:width="15.791cm" svg:height="9.792cm" svg:x="8.609cm" svg:y="6.8cm">
          <draw:image xlink:href="Pictures/1000020100000496000002D8F5B66A72D75324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Cloneとかできるんかな</text:p>
          </draw:text-box>
        </draw:frame>
        <draw:frame presentation:style-name="pr8" draw:layer="layout" svg:width="25.199cm" svg:height="12.179cm" svg:x="1.4cm" svg:y="3.421cm" presentation:class="outline" presentation:user-transformed="true">
          <draw:text-box>
            <text:list text:style-name="L2">
              <text:list-item>
                <text:p>でけた。</text:p>
              </text:list-item>
            </text:list>
          </draw:text-box>
        </draw:frame>
        <draw:frame draw:style-name="gr2" draw:text-style-name="P3" draw:layer="layout" svg:width="22.285cm" svg:height="13.761cm" svg:x="2.6cm" svg:y="4.6cm">
          <draw:image xlink:href="Pictures/10000201000004AB000002E2B9CE5AA94EC77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ブラウザ上でリポジトリを作れるようにした</text:p>
          </draw:text-box>
        </draw:frame>
        <draw:frame presentation:style-name="pr8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いちいちSSH叩くのは面倒なので</text:p>
              </text:list-item>
            </text:list>
          </draw:text-box>
        </draw:frame>
        <draw:frame draw:style-name="gr3" draw:text-style-name="P4" draw:layer="layout" svg:width="18.838cm" svg:height="11.345cm" svg:x="0.6cm" svg:y="4.655cm">
          <draw:image xlink:href="Pictures/10000201000005370000032441EC41753EBED5CA.png" xlink:type="simple" xlink:show="embed" xlink:actuate="onLoad">
            <text:p/>
          </draw:image>
        </draw:frame>
        <draw:frame draw:style-name="gr3" draw:text-style-name="P4" draw:layer="layout" svg:width="20.167cm" svg:height="12.145cm" svg:x="7.233cm" svg:y="6.255cm">
          <draw:image xlink:href="Pictures/100002010000053700000324F4285B0E37A91BBB.png" xlink:type="simple" xlink:show="embed" xlink:actuate="onLoad">
            <text:p/>
          </draw:image>
        </draw:frame>
        <draw:line draw:style-name="gr4" draw:text-style-name="P3" draw:layer="layout" svg:x1="2.8cm" svg:y1="14.8cm" svg:x2="7.4cm" svg:y2="8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最後に　〜 モノづくりって楽しいよね 〜</text:p>
          </draw:text-box>
        </draw:frame>
        <draw:frame presentation:style-name="pr8" draw:layer="layout" svg:width="25.199cm" svg:height="12.179cm" svg:x="1.6cm" svg:y="3.821cm" presentation:class="outline" presentation:user-transformed="true">
          <draw:text-box>
            <text:list text:style-name="L2">
              <text:list-header>
                <text:p><text:a xlink:href="http://tanaka-cs.co.jp/emotion.html" xlink:type="simple">http://tanaka-cs.co.jp/emotion.html</text:a></text:p>
              </text:list-header>
              <text:list-item>
                <text:p>普段は趣味で上のリンクみたいなソフトを作ってます。</text:p>
                <text:p>〜 感情と言語の地図 〜</text:p>
              </text:list-item>
            </text:list>
          </draw:text-box>
        </draw:frame>
        <draw:frame draw:style-name="gr2" draw:text-style-name="P3" draw:layer="layout" svg:width="23.949cm" svg:height="9.626cm" svg:x="1.651cm" svg:y="8.374cm">
          <draw:image xlink:href="Pictures/1000020100000410000001A2E14A08095B124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02:49:31.329266501</meta:creation-date>
    <meta:editing-duration>PT28M22S</meta:editing-duration>
    <meta:editing-cycles>9</meta:editing-cycles>
    <meta:generator>LibreOffice/6.0.3.2$Linux_X86_64 LibreOffice_project/00m0$Build-2</meta:generator>
    <dc:title>Blue Curve</dc:title>
    <dc:date>2018-06-20T20:53:29.528994869</dc:date>
    <meta:document-statistic meta:object-count="79"/>
  </office:meta>
</office:document-meta>
</file>